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 style:list-style-name="L1">
      <style:text-properties fo:font-weight="bold" style:font-weight-asian="bold" style:font-weight-complex="bold"/>
    </style:style>
    <style:style style:name="P9" style:family="paragraph" style:parent-style-name="Standard" style:list-style-name="L2">
      <style:text-properties fo:font-weight="normal" style:font-weight-asian="normal" style:font-weight-complex="normal"/>
    </style:style>
    <style:style style:name="P10" style:family="paragraph" style:parent-style-name="Standard" style:list-style-name="L3">
      <style:text-properties fo:font-weight="normal" style:font-weight-asian="normal" style:font-weight-complex="normal"/>
    </style:style>
    <style:style style:name="P11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1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6381861438486405673" text:style-name="L1">
        <text:list-item>
          <text:list>
            <text:list-header>
              <text:p text:style-name="P8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2411857549402048042" text:style-name="L2">
        <text:list-item>
          <text:list>
            <text:list-header>
              <text:p text:style-name="P9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5884692570121422994" text:style-name="L3">
        <text:list-item>
          <text:list>
            <text:list-header>
              <text:p text:style-name="P10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11"><text:soft-page-break/>Sat 4/2/16: <text:span text:style-name="T1">5.5 miles</text:span></text:p>
      <text:p text:style-name="P11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11"/>
      <text:p text:style-name="P11">Sun 4/3/16: <text:s/><text:span text:style-name="T1">6.5 miles</text:span></text:p>
      <text:p text:style-name="P11">On indoor track: ½ mile, 2:30+2:00=4:30; 1 minute rest, ½ mile, no shoes, 3:58; rest 4:00</text:p>
      <text:p text:style-name="P11">On treadmill:</text:p>
      <text:p text:style-name="P11">½ mile in 4:30 at various paces including 3x short pick ups at 7:00/mi pace</text:p>
      <text:p text:style-name="P11">rest 3:00</text:p>
      <text:p text:style-name="P11">6x1/2 mile with ¼ mile jog before each.</text:p>
      <text:p text:style-name="P11">Times for ½ miles: 3:57, 3:51, 3:45, 3:42, 3:40, 3:37 <text:s/>average about 3:45 </text:p>
      <text:p text:style-name="P11">The ¼ mile jogs averaged about 3:15. </text:p>
      <text:p text:style-name="P11">I finished my run on the treadmill with a ½ mile in 5:00.</text:p>
      <text:p text:style-name="P11"/>
      <text:p text:style-name="P11">Mon 4/4/16: <text:span text:style-name="T1">8 miles</text:span> </text:p>
      <text:p text:style-name="P11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11"/>
      <text:p text:style-name="P12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12"/>
      <text:p text:style-name="P12"><text:span text:style-name="T2">Tues 4/5/16:</text:span> 3 miles</text:p>
      <text:p text:style-name="P11">I jogged ½ miles to the Wise Center. <text:s/>On a treadmill I ran 2 miles in 18 minutes. <text:s/>Then I jogged ½ mile home. </text:p>
      <text:p text:style-name="P11"/>
      <text:p text:style-name="P11">Wed 4/6/16: <text:span text:style-name="T1">3.5 miles</text:span></text:p>
      <text:p text:style-name="P11">On a treadmill: 0.6 miles at 10:00/mi pace, rest 3 minutes, 2.5 miles at 9:00/mi, 0.4 miles at 10:00/mi</text:p>
      <text:p text:style-name="P11"/>
      <text:p text:style-name="P11">Thur 4/7/16 <text:span text:style-name="T1">5 miles</text:span></text:p>
      <text:p text:style-name="P11">½ mile jog: On treadmill: 3 miles at 9:00/mi, ½ mile in 5:10, ½ mile in 5:25, and ½ mile in 5:40</text:p>
      <text:p text:style-name="P11"/>
      <text:p text:style-name="P11">Fri 4/8/16 <text:span text:style-name="T1">5.5 miles</text:span></text:p>
      <text:p text:style-name="P11">½ mile jog: On treadmill: 4 miles at 9:00/mi, 1 mile in 10:00</text:p>
      <text:p text:style-name="P11"/>
      <text:p text:style-name="P12">37 miles in the last week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08T14:35:57.88</dc:date>
    <dc:creator>James Lombardi</dc:creator>
    <meta:editing-duration>PT14H5M3S</meta:editing-duration>
    <meta:editing-cycles>59</meta:editing-cycles>
    <meta:document-statistic meta:table-count="0" meta:image-count="0" meta:object-count="0" meta:page-count="7" meta:paragraph-count="239" meta:word-count="2557" meta:character-count="12837"/>
  </office:meta>
</office:document-meta>
</file>